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00A08A02.png" manifest:media-type="image/png"/>
  <manifest:file-entry manifest:full-path="Pictures/10000201000000C8000000C8133EBE43.png" manifest:media-type="image/png"/>
  <manifest:file-entry manifest:full-path="Pictures/10000201000000C8000000C81963C797.png" manifest:media-type="image/png"/>
  <manifest:file-entry manifest:full-path="Pictures/10000201000000C8000000C8041B3940.png" manifest:media-type="image/png"/>
  <manifest:file-entry manifest:full-path="Pictures/100000000000006400000064B0352DE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cm" svg:height="2cm" svg:x="1.1cm" svg:y="1cm">
          <draw:image xlink:href="Pictures/100000000000006400000064B0352DEA.jpg" xlink:type="simple" xlink:show="embed" xlink:actuate="onLoad">
            <text:p/>
          </draw:image>
        </draw:frame>
        <draw:frame draw:style-name="gr2" draw:text-style-name="P1" draw:layer="layout" svg:width="2.007cm" svg:height="2.007cm" svg:x="7.493cm" svg:y="1.2cm">
          <draw:image xlink:href="Pictures/10000201000000C8000000C8041B3940.png" xlink:type="simple" xlink:show="embed" xlink:actuate="onLoad">
            <text:p/>
          </draw:image>
        </draw:frame>
        <draw:frame draw:style-name="gr2" draw:text-style-name="P1" draw:layer="layout" svg:width="2.007cm" svg:height="2.007cm" svg:x="6.9cm" svg:y="6cm">
          <draw:image xlink:href="Pictures/10000201000000C8000000C81963C797.png" xlink:type="simple" xlink:show="embed" xlink:actuate="onLoad">
            <text:p/>
          </draw:image>
        </draw:frame>
        <draw:frame draw:style-name="gr2" draw:text-style-name="P1" draw:layer="layout" svg:width="2.007cm" svg:height="2.007cm" svg:x="12.1cm" svg:y="3.393cm">
          <draw:image xlink:href="Pictures/10000201000000C8000000C8133EBE43.png" xlink:type="simple" xlink:show="embed" xlink:actuate="onLoad">
            <text:p/>
          </draw:image>
        </draw:frame>
        <draw:frame draw:style-name="gr2" draw:text-style-name="P1" draw:layer="layout" svg:width="2.007cm" svg:height="2.007cm" svg:x="1.1cm" svg:y="5.993cm">
          <draw:image xlink:href="Pictures/10000201000000C8000000C800A08A0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3T21:46:32.438446766</meta:creation-date>
    <dc:date>2015-08-18T13:51:48.312141733</dc:date>
    <meta:editing-duration>PT16M29S</meta:editing-duration>
    <meta:editing-cycles>6</meta:editing-cycles>
    <meta:generator>LibreOffice/4.2.8.2$Linux_X86_64 LibreOffice_project/420m0$Build-2</meta:generator>
    <meta:print-date>2015-08-18T13:05:46.162049006</meta:print-date>
    <meta:document-statistic meta:object-count="5"/>
  </office:meta>
</office:document-meta>
</file>